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6" style:family="paragraph" style:parent-style-name="Standard">
      <style:paragraph-properties fo:margin-top="0cm" fo:margin-bottom="0cm" loext:contextual-spacing="false"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9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0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3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5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style:font-name-asian="Consolas1" style:font-size-asian="12pt" style:font-name-complex="Consolas1" style:font-size-complex="12pt"/>
    </style:style>
    <style:style style:name="P16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fo:background-color="#ffff00" style:font-name-asian="Consolas1" style:font-size-asian="12pt" style:font-name-complex="Consolas1" style:font-size-complex="12pt"/>
    </style:style>
    <style:style style:name="P17" style:family="paragraph" style:parent-style-name="Standard" style:list-style-name="WWNum8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Consolas" fo:font-size="12pt" fo:background-color="#ffff00" style:font-name-asian="Consolas1" style:font-size-asian="12pt" style:font-name-complex="Consolas1" style:font-size-complex="12pt"/>
    </style:style>
    <style:style style:name="P18" style:family="paragraph" style:parent-style-name="Standard" style:list-style-name="WWNum11">
      <style:paragraph-properties fo:margin-left="1.27cm" fo:margin-right="0cm" fo:margin-top="0cm" fo:margin-bottom="0cm" loext:contextual-spacing="true" fo:text-indent="-0.635cm" style:auto-text-indent="false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2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1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22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fo:background-color="#ffff00" style:font-name-asian="Consolas1" style:font-size-asian="12pt" style:font-name-complex="Consolas1" style:font-size-complex="12pt"/>
    </style:style>
    <style:style style:name="P2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Consolas" fo:font-size="12pt" fo:background-color="#ffff00" style:font-name-asian="Consolas1" style:font-size-asian="12pt" style:font-name-complex="Consolas1" style:font-size-complex="12pt"/>
    </style:style>
    <style:style style:name="P24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666600" style:font-name="Consolas" fo:font-size="12pt" style:font-name-asian="Consolas1" style:font-size-asian="12pt" style:font-name-complex="Consolas1" style:font-size-complex="12pt"/>
    </style:style>
    <style:style style:name="P25" style:family="paragraph" style:parent-style-name="Standard" style:list-style-name="WWNum9">
      <style:paragraph-properties fo:margin-left="1.27cm" fo:margin-right="0cm" fo:margin-top="0cm" fo:margin-bottom="0cm" loext:contextual-spacing="true" fo:text-indent="-0.635cm" style:auto-text-indent="false"/>
      <style:text-properties fo:color="#666600" style:font-name="Consolas" fo:font-size="12pt" fo:background-color="#ffff00" style:font-name-asian="Consolas1" style:font-size-asian="12pt" style:font-name-complex="Consolas1" style:font-size-complex="12pt"/>
    </style:style>
    <style:style style:name="P26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</style:style>
    <style:style style:name="P27" style:family="paragraph" style:parent-style-name="Standard" style:list-style-name="WWNum12">
      <style:paragraph-properties fo:margin-left="1.27cm" fo:margin-right="0cm" fo:margin-top="0cm" fo:margin-bottom="0cm" loext:contextual-spacing="true" fo:text-indent="-0.635cm" style:auto-text-indent="false"/>
      <style:text-properties fo:background-color="#ffff00"/>
    </style:style>
    <style:style style:name="P28" style:family="paragraph" style:parent-style-name="Standard" style:list-style-name="WWNum11">
      <style:paragraph-properties fo:margin-left="1.27cm" fo:margin-right="0cm" fo:margin-top="0cm" fo:margin-bottom="0cm" loext:contextual-spacing="true" fo:text-indent="-0.635cm" style:auto-text-indent="false"/>
      <style:text-properties fo:background-color="#ffff00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  <style:text-properties fo:background-color="#ffff00"/>
    </style:style>
    <style:style style:name="P30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background-color="#ffff00"/>
    </style:style>
    <style:style style:name="P31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background-color="#ffff00"/>
    </style:style>
    <style:style style:name="P32" style:family="paragraph" style:parent-style-name="Standard" style:list-style-name="WWNum11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</style:style>
    <style:style style:name="P33" style:family="paragraph" style:parent-style-name="Standard" style:list-style-name="WWNum11"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background-color="#ffff00"/>
    </style:style>
    <style:style style:name="P34" style:family="paragraph" style:parent-style-name="Standard">
      <style:paragraph-properties fo:margin-top="0cm" fo:margin-bottom="0cm" loext:contextual-spacing="false"/>
    </style:style>
    <style:style style:name="P35" style:family="paragraph" style:parent-style-name="Standard">
      <style:paragraph-properties fo:margin-top="0cm" fo:margin-bottom="0cm" loext:contextual-spacing="false"/>
      <style:text-properties officeooo:rsid="000ad896" officeooo:paragraph-rsid="000ad896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officeooo:rsid="000ad896" officeooo:paragraph-rsid="000ad896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officeooo:rsid="000c5bbd" officeooo:paragraph-rsid="000c5bbd"/>
    </style:style>
    <style:style style:name="P38" style:family="paragraph" style:parent-style-name="Standard">
      <style:paragraph-properties fo:margin-top="0cm" fo:margin-bottom="0cm" loext:contextual-spacing="false"/>
      <style:text-properties officeooo:rsid="000d7bfa" officeooo:paragraph-rsid="000d7bfa"/>
    </style:style>
    <style:style style:name="P39" style:family="paragraph" style:parent-style-name="Standard" style:list-style-name="L2">
      <style:paragraph-properties fo:margin-top="0cm" fo:margin-bottom="0cm" loext:contextual-spacing="false"/>
      <style:text-properties officeooo:rsid="000d7bfa" officeooo:paragraph-rsid="000d7bfa"/>
    </style:style>
    <style:style style:name="P40" style:family="paragraph" style:parent-style-name="Standard">
      <style:paragraph-properties fo:margin-top="0cm" fo:margin-bottom="0cm" loext:contextual-spacing="false"/>
      <style:text-properties officeooo:rsid="000f1837" officeooo:paragraph-rsid="000f1837"/>
    </style:style>
    <style:style style:name="P41" style:family="paragraph" style:parent-style-name="Standard">
      <style:paragraph-properties fo:margin-top="0cm" fo:margin-bottom="0cm" loext:contextual-spacing="false"/>
      <style:text-properties officeooo:paragraph-rsid="000f1837"/>
    </style:style>
    <style:style style:name="P42" style:family="paragraph" style:parent-style-name="Standard" style:list-style-name="L3">
      <style:paragraph-properties fo:margin-top="0cm" fo:margin-bottom="0cm" loext:contextual-spacing="false"/>
      <style:text-properties officeooo:paragraph-rsid="000f1837"/>
    </style:style>
    <style:style style:name="P43" style:family="paragraph" style:parent-style-name="Standard" style:list-style-name="L2">
      <style:paragraph-properties fo:margin-top="0cm" fo:margin-bottom="0cm" loext:contextual-spacing="false"/>
      <style:text-properties officeooo:rsid="0010e45f" officeooo:paragraph-rsid="0010e45f"/>
    </style:style>
    <style:style style:name="P44" style:family="paragraph" style:parent-style-name="Title">
      <style:paragraph-properties fo:margin-top="0cm" fo:margin-bottom="0cm" loext:contextual-spacing="false" fo:line-height="100%"/>
      <style:text-properties style:font-name="Courier New" fo:font-size="8pt" style:font-name-asian="Courier New1" style:font-size-asian="8pt" style:font-name-complex="Courier New1" style:font-size-complex="8pt"/>
    </style:style>
    <style:style style:name="P45" style:family="paragraph" style:parent-style-name="Subtitle" style:master-page-name="Standard">
      <style:paragraph-properties fo:margin-top="0cm" fo:margin-bottom="0.353cm" loext:contextual-spacing="false" fo:line-height="100%" fo:text-align="end" style:justify-single-word="false" style:page-number="1"/>
      <style:text-properties fo:font-weight="bold" style:font-weight-asian="bold"/>
    </style:style>
    <style:style style:name="T1" style:family="text">
      <style:text-properties fo:color="#000000" style:font-name="Consolas" fo:font-size="12pt" style:font-name-asian="Consolas1" style:font-size-asian="12pt" style:font-name-complex="Consolas1" style:font-size-complex="12pt"/>
    </style:style>
    <style:style style:name="T2" style:family="text">
      <style:text-properties fo:color="#666600" style:font-name="Consolas" fo:font-size="12pt" style:font-name-asian="Consolas1" style:font-size-asian="12pt" style:font-name-complex="Consolas1" style:font-size-complex="12pt"/>
    </style:style>
    <style:style style:name="T3" style:family="text">
      <style:text-properties fo:color="#006666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008800" style:font-name="Consolas" fo:font-size="12pt" style:font-name-asian="Consolas1" style:font-size-asian="12pt" style:font-name-complex="Consolas1" style:font-size-complex="12pt"/>
    </style:style>
    <style:style style:name="T5" style:family="text">
      <style:text-properties fo:color="#000088" style:font-name="Consolas" fo:font-size="12pt" style:font-name-asian="Consolas1" style:font-size-asian="12pt" style:font-name-complex="Consolas1" style:font-size-complex="12pt"/>
    </style:style>
    <style:style style:name="T6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7" style:family="text">
      <style:text-properties fo:color="#660066" style:font-name="Consolas" fo:font-size="12pt" style:font-name-asian="Consolas1" style:font-size-asian="12pt" style:font-name-complex="Consolas1" style:font-size-complex="12pt"/>
    </style:style>
    <style:style style:name="T8" style:family="text">
      <style:text-properties officeooo:rsid="00078ce2"/>
    </style:style>
    <style:style style:name="T9" style:family="text">
      <style:text-properties officeooo:rsid="0007ebe5"/>
    </style:style>
    <style:style style:name="T10" style:family="text">
      <style:text-properties officeooo:rsid="000c5bbd"/>
    </style:style>
    <style:style style:name="T11" style:family="text">
      <style:text-properties officeooo:rsid="000f1837"/>
    </style:style>
    <style:style style:name="T12" style:family="text">
      <style:text-properties officeooo:rsid="0010e4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3">1 (PHP) - Surlignez <text:s/>la /les <text:s/>bonne réponse(s).</text:p>
      <text:p text:style-name="P2"><text:span text:style-name="T1">$myVar </text:span><text:span text:style-name="T2">=</text:span><text:span text:style-name="T1"> </text:span><text:span text:style-name="T2">"</text:span><text:span text:style-name="T1">variable</text:span><text:span text:style-name="T2">";</text:span></text:p>
      <text:p text:style-name="P2"><text:span text:style-name="T1">echo $myVar</text:span>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xml:id="list8492089878481095315" text:style-name="WWNum4">
        <text:list-item>
          <text:p text:style-name="P9">r</text:p>
        </text:list-item>
        <text:list-item>
          <text:p text:style-name="P9">a</text:p>
        </text:list-item>
        <text:list-item>
          <text:p text:style-name="P31">une erreur</text:p>
        </text:list-item>
      </text:list>
      <text:p text:style-name="P2"/>
      <text:p text:style-name="P3">2 (PHP) - Surlignez <text:s/>la /les <text:s/>bonne réponse(s).</text:p>
      <text:p text:style-name="P2"><text:span text:style-name="T1">$myVar </text:span><text:span text:style-name="T2">=</text:span><text:span text:style-name="T1"> </text:span><text:span text:style-name="T4">"checkpoint";</text:span></text:p>
      <text:p text:style-name="P2"><text:span text:style-name="T5">if</text:span><text:span text:style-name="T1"> </text:span><text:span text:style-name="T2">(</text:span><text:span text:style-name="T1">$myVar </text:span><text:span text:style-name="T2">==</text:span><text:span text:style-name="T1"> </text:span><text:span text:style-name="T4">"wcs"</text:span><text:span text:style-name="T2">)</text:span><text:span text:style-name="T1"> {</text:span></text:p>
      <text:p text:style-name="P2"><text:span text:style-name="T1"><text:tab/>echo </text:span><text:span text:style-name="T4">"wcs";</text:span></text:p>
      <text:p text:style-name="P2"><text:span text:style-name="T2">}</text:span><text:span text:style-name="T1"> </text:span><text:span text:style-name="T5">else</text:span><text:span text:style-name="T1"> {</text:span></text:p>
      <text:p text:style-name="P4"><text:tab/>echo $myVar;</text:p>
      <text:p text:style-name="P4">}</text:p>
      <text:p text:style-name="P2"/>
      <text:p text:style-name="P2">Quelle est la sortie de ce script ?</text:p>
      <text:list xml:id="list5281388526513996539" text:style-name="WWNum5">
        <text:list-item>
          <text:p text:style-name="P10">wcs</text:p>
        </text:list-item>
        <text:list-item>
          <text:p text:style-name="P30">checkpoint</text:p>
        </text:list-item>
        <text:list-item>
          <text:p text:style-name="P10">wcscheckpoint</text:p>
        </text:list-item>
        <text:list-item>
          <text:p text:style-name="P10">checkpointwcs</text:p>
        </text:list-item>
      </text:list>
      <text:p text:style-name="P2"/>
      <text:p text:style-name="P3">3 (PHP) <text:s/>- Surlignez la /les bonne réponse(s).</text:p>
      <text:p text:style-name="P2">Comment récupérer <text:s/>les données d’un formulaire utilisant l’attribut method=”<text:span text:style-name="T8">post</text:span>”.</text:p>
      <text:p text:style-name="P2"/>
      <text:list xml:id="list970225155163852471" text:style-name="WWNum10">
        <text:list-item>
          <text:p text:style-name="P11"><text:span text:style-name="T1">$_SERVER</text:span><text:span text:style-name="T2">[];</text:span></text:p>
        </text:list-item>
        <text:list-item>
          <text:p text:style-name="P11"><text:span text:style-name="T1">$_GET</text:span><text:span text:style-name="T2">[];</text:span></text:p>
        </text:list-item>
        <text:list-item>
          <text:p text:style-name="P11"><text:span text:style-name="T1">$_REQUEST</text:span><text:span text:style-name="T2">[];</text:span></text:p>
        </text:list-item>
        <text:list-item>
          <text:p text:style-name="P29"><text:span text:style-name="T1">$_POST</text:span><text:span text:style-name="T2">[];</text:span></text:p>
        </text:list-item>
      </text:list>
      <text:p text:style-name="P2"/>
      <text:p text:style-name="P3">4 (SQL) <text:s/>- Surlignez la /les bonnes réponse(s).</text:p>
      <text:p text:style-name="P2">Quels mots clés puis je utiliser pour supprimer les données d’une table</text:p>
      <text:p text:style-name="P2"/>
      <text:list xml:id="list6315398949193067223" text:style-name="WWNum8">
        <text:list-item>
          <text:p text:style-name="P12">DROP</text:p>
        </text:list-item>
        <text:list-item>
          <text:p text:style-name="P17">TRUNCATE</text:p>
        </text:list-item>
        <text:list-item>
          <text:p text:style-name="P17">DELETE</text:p>
        </text:list-item>
        <text:list-item>
          <text:p text:style-name="P12">REMOVE</text:p>
        </text:list-item>
      </text:list>
      <text:p text:style-name="P2"/>
      <text:p text:style-name="P2"/>
      <text:p text:style-name="P6">5 (PHP) <text:s/>- Surlignez la/les bonne réponse(s).</text:p>
      <text:p text:style-name="P2"/>
      <text:p text:style-name="P2">Comment peut-on créer un tableau en PHP ?</text:p>
      <text:p text:style-name="P7"/>
      <text:list xml:id="list6543575536218495907" text:style-name="WWNum11">
        <text:list-item>
          <text:p text:style-name="P33"><text:span text:style-name="T1">$fruits </text:span><text:span text:style-name="T2">=</text:span><text:span text:style-name="T1"> </text:span><text:span text:style-name="T5">array</text:span><text:span text:style-name="T2">(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); </text:span></text:p>
        </text:list-item>
        <text:list-item>
          <text:p text:style-name="P32"><text:span text:style-name="T1">$fruits </text:span><text:span text:style-name="T2">=</text:span><text:span text:style-name="T1"> 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;</text:span></text:p>
        </text:list-item>
        <text:list-item>
          <text:p text:style-name="P18"><text:span text:style-name="T1">$fruits </text:span><text:span text:style-name="T2">=</text:span><text:span text:style-name="T1"> </text:span><text:span text:style-name="T5">array</text:span><text:span text:style-name="T2">[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];</text:span></text:p>
        </text:list-item>
        <text:list-item>
          <text:p text:style-name="P28"><text:span text:style-name="T1">$fruits </text:span><text:span text:style-name="T2">=[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];</text:span></text:p>
        </text:list-item>
        <text:list-item>
          <text:p text:style-name="P18"><text:span text:style-name="T1">$fruits</text:span><text:span text:style-name="T2">(</text:span><text:span text:style-name="T4">"Banana"</text:span><text:span text:style-name="T2">,</text:span><text:span text:style-name="T1"> </text:span><text:span text:style-name="T4">"Apple"</text:span><text:span text:style-name="T2">,</text:span><text:span text:style-name="T1"> </text:span><text:span text:style-name="T4">"Mango"</text:span><text:span text:style-name="T2">);</text:span></text:p>
        </text:list-item>
      </text:list>
      <text:p text:style-name="P2"/>
      <text:p text:style-name="P2"/>
      <text:p text:style-name="P3">6 (GIT)</text:p>
      <text:p text:style-name="P2">Citer 4 commandes usuelles de GIT + leur description rapide.</text:p>
      <text:p text:style-name="P35"/>
      <text:list xml:id="list103421770608194315" text:style-name="L1">
        <text:list-item>
          <text:p text:style-name="P36">git checkout [branch] : permet de se déplacer sur la branche citée entre [ ] </text:p>
        </text:list-item>
        <text:list-item>
          <text:p text:style-name="P36">git push origin [branch] : permet de pousser ce qu’il y a sur la branche en local vers le dépôt github</text:p>
        </text:list-item>
        <text:list-item>
          <text:p text:style-name="P37">git commit -m ‘’ : permet de faire une sauvegarde des dernières fonctionnalités en local</text:p>
        </text:list-item>
      </text:list>
      <text:p text:style-name="P2"/>
      <text:p text:style-name="P2"/>
      <text:p text:style-name="P3">7 (HTML / CSS)</text:p>
      <text:p text:style-name="P2">Expliquer la différence (avec un exemple) entre une balise HTML et un attribut.</text:p>
      <text:p text:style-name="P38"/>
      <text:list xml:id="list5050049222606542586" text:style-name="L2">
        <text:list-item>
          <text:p text:style-name="P39">Une balise html va assurer que le navigateur interprète bien le contenu de la page</text:p>
        </text:list-item>
        <text:list-item>
          <text:p text:style-name="P39"><text:span text:style-name="T12">U</text:span>n attribut permet au navigateur de savoir ce qu’il doit afficher ( un paragraphe, une image …) . Il permet de structurer le contenu du code html.</text:p>
          <text:p text:style-name="P43">Exemple :</text:p>
          <text:p text:style-name="P43">&lt;html&gt;</text:p>
          <text:p text:style-name="P43">&lt;h1&gt; Mon titre de paragraphe&lt;/h1&gt;</text:p>
          <text:p text:style-name="P43">&lt;/html&gt;</text:p>
        </text:list-item>
      </text:list>
      <text:p text:style-name="P2"/>
      <text:p text:style-name="P2"/>
      <text:p text:style-name="P3"><text:span text:style-name="T8">8</text:span> (Symfony)</text:p>
      <text:p text:style-name="P2">Quelle commande dans la console permet à Symfony de générer les tables en bases de données de notre application (hors options) ?</text:p>
      <text:p text:style-name="P2"/>
      <text:list xml:id="list104755294042158185" text:style-name="WWNum1">
        <text:list-item>
          <text:p text:style-name="P19"><text:span text:style-name="T1">php </text:span><text:span text:style-name="T6">bin/console symfony:database:generate</text:span></text:p>
        </text:list-item>
        <text:list-item>
          <text:p text:style-name="P20">php app/console doctrine:database:generate</text:p>
        </text:list-item>
        <text:list-item>
          <text:p text:style-name="P20">php bin/console doctrine:schema:update</text:p>
        </text:list-item>
        <text:list-item>
          <text:p text:style-name="P20">php bin/console database:schema:update</text:p>
        </text:list-item>
        <text:list-item>
          <text:p text:style-name="P23">php bin/console doctrine:generate:entities</text:p>
        </text:list-item>
      </text:list>
      <text:p text:style-name="P2"/>
      <text:p text:style-name="P2"/>
      <text:p text:style-name="P2"/>
      <text:p text:style-name="P3"><text:span text:style-name="T8">9</text:span> (Symfony)</text:p>
      <text:p text:style-name="P2"><text:soft-page-break/>Quel composant, installé par défaut, de Symfony s’occupe de la partie MODEL de l’architecture MVC <text:s/>de notre application ?</text:p>
      <text:p text:style-name="P2"/>
      <text:p text:style-name="P35">Le composant est doctrine.</text:p>
      <text:p text:style-name="P2"/>
      <text:p text:style-name="P2"/>
      <text:p text:style-name="P3"><text:span text:style-name="T8">10</text:span> (PHP)</text:p>
      <text:p text:style-name="P2">Quelle est la version majeure actuelle de PHP</text:p>
      <text:p text:style-name="P2"/>
      <text:list xml:id="list1201324508308724968" text:style-name="WWNum6">
        <text:list-item>
          <text:p text:style-name="P13">5</text:p>
        </text:list-item>
        <text:list-item>
          <text:p text:style-name="P13">6</text:p>
        </text:list-item>
        <text:list-item>
          <text:p text:style-name="P16">7</text:p>
        </text:list-item>
        <text:list-item>
          <text:p text:style-name="P13">8</text:p>
        </text:list-item>
      </text:list>
      <text:p text:style-name="P2"/>
      <text:p text:style-name="P3">1<text:span text:style-name="T8">11</text:span> (POO)</text:p>
      <text:p text:style-name="P2">Que peut on trouver de définis dans une classe ?</text:p>
      <text:p text:style-name="P2"/>
      <text:p text:style-name="P35">On peut trouver des attributs et des méthodes.</text:p>
      <text:p text:style-name="P2"/>
      <text:p text:style-name="P2"/>
      <text:p text:style-name="P3">13 (POO)</text:p>
      <text:p text:style-name="P2"><text:span text:style-name="T5">class</text:span><text:span text:style-name="T1"> </text:span><text:span text:style-name="T7">MyClass</text:span></text:p>
      <text:p text:style-name="P4">{</text:p>
      <text:p text:style-name="P2"><text:span text:style-name="T1"><text:tab/></text:span><text:span text:style-name="T5">private</text:span><text:span text:style-name="T1"> $name;</text:span></text:p>
      <text:p text:style-name="P4"/>
      <text:p text:style-name="P2"><text:span text:style-name="T1"><text:tab/></text:span><text:span text:style-name="T5">public</text:span><text:span text:style-name="T1"> </text:span><text:span text:style-name="T5">function</text:span><text:span text:style-name="T1"> __construct</text:span><text:span text:style-name="T2">()</text:span></text:p>
      <text:p text:style-name="P4"><text:tab/>{</text:p>
      <text:p text:style-name="P2"><text:span text:style-name="T1"><text:tab/><text:tab/>$this</text:span><text:span text:style-name="T2">-&gt;</text:span><text:span text:style-name="T1">name </text:span><text:span text:style-name="T2">=</text:span><text:span text:style-name="T1"> </text:span><text:span text:style-name="T2">"</text:span><text:span text:style-name="T1">WCS</text:span><text:span text:style-name="T2">";</text:span></text:p>
      <text:p text:style-name="P8">}</text:p>
      <text:p text:style-name="P5">} </text:p>
      <text:p text:style-name="P2"/>
      <text:p text:style-name="P2">Que représente ici $this ? De quel type est il ?</text:p>
      <text:p text:style-name="P2"/>
      <text:p text:style-name="P35">$this représente l’objet que l’on instancie. <text:span text:style-name="T10">Il est </text:span>de type string</text:p>
      <text:p text:style-name="P2"/>
      <text:p text:style-name="P2"/>
      <text:p text:style-name="P2"/>
      <text:p text:style-name="P3">14 (GIT) - Surlignez la/les bonne réponse(s)</text:p>
      <text:p text:style-name="P2">Comment créer un nouveau repository local ?</text:p>
      <text:p text:style-name="P2"/>
      <text:list xml:id="list1998411228225103266" text:style-name="WWNum2">
        <text:list-item>
          <text:p text:style-name="P14">git start</text:p>
        </text:list-item>
        <text:list-item>
          <text:p text:style-name="P22">git init</text:p>
        </text:list-item>
        <text:list-item>
          <text:p text:style-name="P21">git new origin</text:p>
        </text:list-item>
        <text:list-item>
          <text:p text:style-name="P21">git new master</text:p>
        </text:list-item>
      </text:list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15 (PHP) - Surlignez la/les bonne(s) réponse(s)</text:p>
      <text:p text:style-name="P2">En PHP, quel opérateur permet d’accéder aux propriétés et méthodes accessible d’un objet ?</text:p>
      <text:p text:style-name="P2"/>
      <text:list xml:id="list1766157467539839094" text:style-name="WWNum9">
        <text:list-item>
          <text:p text:style-name="P15">.</text:p>
        </text:list-item>
        <text:list-item>
          <text:p text:style-name="P25">-&gt;</text:p>
        </text:list-item>
        <text:list-item>
          <text:p text:style-name="P15">=</text:p>
        </text:list-item>
        <text:list-item>
          <text:p text:style-name="P24">::</text:p>
        </text:list-item>
      </text:list>
      <text:p text:style-name="P2"/>
      <text:p text:style-name="P2"/>
      <text:p text:style-name="P3">16 (HTML / CSS)</text:p>
      <text:p text:style-name="P2">Expliquer le fonctionnement d’une balise &lt;form&gt; ainsi que ses divers attributs ou autres balises nécessaire ?</text:p>
      <text:p text:style-name="P2"/>
      <text:p text:style-name="P40">Une balise &lt;form&gt; permet à l’utilisateur d’envoyer des données via un formulaire.</text:p>
      <text:p text:style-name="P40"/>
      <text:list xml:id="list3307491634643712079" text:style-name="L3">
        <text:list-item>
          <text:p text:style-name="P42"><text:span text:style-name="T11">L’ « action » permet de définir le chemin où seront envoyées les données du formulaire lorsque celui-ci est soumis.</text:span></text:p>
        </text:list-item>
        <text:list-item>
          <text:p text:style-name="P42"><text:span text:style-name="T11">La « method » en get ou post definit la méthode http d’envoi du formulaire</text:span></text:p>
        </text:list-item>
        <text:list-item>
          <text:p text:style-name="P42"><text:span text:style-name="T11">Le « target » permet de définir l’emplacement de la réponse après la soumission du formulaire.</text:span></text:p>
        </text:list-item>
        <text:list-item>
          <text:p text:style-name="P42"><text:span text:style-name="T11">Le « name » permet de nommer le formualire.</text:span></text:p>
        </text:list-item>
        <text:list-item>
          <text:p text:style-name="P42"><text:span text:style-name="T11">Différents input permettent de définir les champs du formulaire.</text:span></text:p>
        </text:list-item>
        <text:list-item>
          <text:p text:style-name="P42"><text:span text:style-name="T11">Il y <text:s/>a également besoin d’un « button type » afin de soumettre le formulaire.</text:span></text:p>
        </text:list-item>
      </text:list>
      <text:p text:style-name="P41"/>
      <text:p text:style-name="P2"/>
      <text:p text:style-name="P3"><text:span text:style-name="T9">17</text:span> (POO)- Surlignez la/les bonne réponse(s)</text:p>
      <text:p text:style-name="P2">Considérant la classe Rectangle, si je souhaites que celle ci hérite des propriétés et méthodes de la classe Polygon, laquelle de ces options est la bonne ?</text:p>
      <text:p text:style-name="P2"/>
      <text:list xml:id="list212638174946955787" text:style-name="WWNum12">
        <text:list-item>
          <text:p text:style-name="P26"><text:span text:style-name="T5">class</text:span><text:span text:style-name="T1"> </text:span><text:span text:style-name="T7">Rectangle</text:span><text:span text:style-name="T1"> </text:span><text:span text:style-name="T5">inherit</text:span><text:span text:style-name="T1"> </text:span><text:span text:style-name="T7">Polygon</text:span></text:p>
        </text:list-item>
        <text:list-item>
          <text:p text:style-name="P27"><text:span text:style-name="T5">class</text:span><text:span text:style-name="T1"> </text:span><text:span text:style-name="T7">Rectangle</text:span><text:span text:style-name="T1"> </text:span><text:span text:style-name="T5">extends</text:span><text:span text:style-name="T1"> </text:span><text:span text:style-name="T7">Polygon</text:span></text:p>
        </text:list-item>
        <text:list-item>
          <text:p text:style-name="P26"><text:span text:style-name="T5">class</text:span><text:span text:style-name="T1"> </text:span><text:span text:style-name="T7">Polygon</text:span><text:span text:style-name="T1"> </text:span><text:span text:style-name="T5">implements</text:span><text:span text:style-name="T1"> </text:span><text:span text:style-name="T7">Rectangle</text:span></text:p>
        </text:list-item>
        <text:list-item>
          <text:p text:style-name="P26"><text:span text:style-name="T5">class</text:span><text:span text:style-name="T1"> </text:span><text:span text:style-name="T7">Rectangle</text:span><text:span text:style-name="T1"> </text:span><text:span text:style-name="T5">include</text:span><text:span text:style-name="T1"> </text:span><text:span text:style-name="T7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loext:contextual-spacing="false" fo:line-height="100%" fo:text-align="center" style:justify-single-word="false"/>
      <style:text-properties style:font-name="Trebuchet MS" fo:font-size="21pt" style:font-name-asian="Trebuchet MS1" style:font-size-asian="21pt" style:font-name-complex="Trebuchet MS1" style:font-size-complex="21pt"/>
    </style:style>
    <style:style style:name="MP2" style:family="paragraph" style:parent-style-name="Title">
      <style:paragraph-properties fo:margin-top="0cm" fo:margin-bottom="0cm" loext:contextual-spacing="false" fo:line-height="100%"/>
      <style:text-properties style:font-name="Courier New" fo:font-size="8pt" style:font-name-asian="Courier New1" style:font-size-asian="8pt" style:font-name-complex="Courier New1" style:font-size-complex="8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bookmark text:name="_12rj6c56aisk"/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2T10:07:49.477646908</dc:date>
    <meta:editing-duration>PT9M35S</meta:editing-duration>
    <meta:editing-cycles>6</meta:editing-cycles>
    <meta:document-statistic meta:table-count="0" meta:image-count="0" meta:object-count="0" meta:page-count="4" meta:paragraph-count="109" meta:word-count="680" meta:character-count="3872" meta:non-whitespace-character-count="3335"/>
  </office:meta>
</office:document-meta>
</file>